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Ebrima1" svg:font-family="Ebrima" style:font-pitch="variable"/>
    <style:font-face style:name="Ebrima" svg:font-family="Ebr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Ebrima1"/>
    </style:style>
    <style:style style:name="P2" style:family="paragraph" style:parent-style-name="Heading_20_1">
      <style:paragraph-properties fo:text-align="center" style:justify-single-word="false"/>
      <style:text-properties style:font-name="Ebrima1" fo:font-size="20pt" style:font-size-asian="20pt" style:font-size-complex="20pt"/>
    </style:style>
    <style:style style:name="P3" style:family="paragraph" style:parent-style-name="Heading_20_3">
      <style:paragraph-properties fo:text-align="justify" style:justify-single-word="false"/>
      <style:text-properties style:font-name="Ebrima1"/>
    </style:style>
    <style:style style:name="P4" style:family="paragraph" style:parent-style-name="Heading_20_3">
      <style:text-properties fo:font-weight="bold" style:font-weight-asian="bold" style:font-weight-complex="bold"/>
    </style:style>
    <style:style style:name="P5" style:family="paragraph" style:parent-style-name="Heading_20_3">
      <style:paragraph-properties fo:break-before="page"/>
      <style:text-properties fo:font-weight="bold" style:font-weight-asian="bold" style:font-weight-complex="bold"/>
    </style:style>
    <style:style style:name="P6" style:family="paragraph" style:parent-style-name="Text_20_body">
      <style:paragraph-properties fo:text-align="justify" style:justify-single-word="false"/>
      <style:text-properties style:font-name="Ebrima1" fo:font-size="10pt" style:font-size-asian="10pt" style:font-size-complex="10pt"/>
    </style:style>
    <style:style style:name="P7" style:family="paragraph" style:parent-style-name="Text_20_body">
      <style:paragraph-properties fo:text-align="justify" style:justify-single-word="false"/>
    </style:style>
    <style:style style:name="P8" style:family="paragraph" style:parent-style-name="Text_20_body">
      <style:text-properties fo:font-weight="normal" style:font-weight-asian="normal" style:font-weight-complex="normal"/>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paragraph-properties fo:text-align="justify" style:justify-single-word="false" fo:break-before="page"/>
      <style:text-properties style:font-name="Ebrima1"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ekton ZZ: Algol</text:h>
      <text:p text:style-name="P1"/>
      <text:section text:style-name="Sect1" text:name="Section1">
        <text:h text:style-name="P3" text:outline-level="3">Overview</text:h>
        <text:p text:style-name="P6">Our legends say that our ancestors were citizens of a great <text:span text:style-name="T1">Spiral Empire</text:span>, a place where vast ships traveled through the stars at the speed of thought. That Empire was destroyed by a race of demons from the deep void – the <text:span text:style-name="T1">Aggendi</text:span><text:span text:style-name="T2">, the Dragons from the Darkness, They Who Swallow Worlds. Our ancestors fled the Aggendi across the Sea of Stars, finding a new home here, on the planet </text:span><text:span text:style-name="T1">Algol</text:span><text:span text:style-name="T2">, and its four suns. </text:span></text:p>
        <text:p text:style-name="P6"><text:span text:style-name="T2">The ancient ones used their wisdom and their science to create wonders. They altered the land and the sea to become more hospitable to human life. They subjugated the native beasts and remade them to serve as herdbeasts and companions. They used great suits of armor, the </text:span><text:span text:style-name="T1">Mektons</text:span><text:span text:style-name="T2">, to build their vast cities and explore the land. But in their hubris, they did not keep the watch on the stars.</text:span></text:p>
        <text:p text:style-name="P6"><text:span text:style-name="T2">And thus the Aggendi found Algol.</text:span></text:p>
        <text:p text:style-name="P6"><text:span text:style-name="T2">The ancients fought back as best they could. Countless warriors and their Mekton armors clashed with the Aggendi in the skies over Algol. Victory after victory was fought and won. Great sacrifices were made, and greater heroisms performed. But in the end, the last Mekton warrior fell, and the Aggendi devoured the land and destroyed all the great works the ancient humans had created.</text:span></text:p>
        <text:p text:style-name="P6"><text:span text:style-name="T2">Their task done, the Dragons from the Darkness returned to their black ships and left for the stars. Those few humans who survived the destruction crept from their caves and rebuilt as best they could, bereft of their great science and the ancient records.</text:span></text:p>
        <text:p text:style-name="P6"><text:span text:style-name="T2">This was the First Age of Algol – the Age of Shattered Stone.</text:span></text:p>
        <text:h text:style-name="P4" text:outline-level="3">The Three Nations</text:h>
        <text:p text:style-name="P9">For a thousand years, our ancestors worked and struggled. Slowly, they began to relearn the ways of iron and steel. With that knowledge came knowledge of the ways of war. And thus began the age of the Warring States, an age of bloodshed and triumph.</text:p>
        <text:p text:style-name="P9">There were those who reveled in the bloodshed, who formed alliances of convenience with each other and struggled against each other for control of the land. These tribes soon became known as the <text:span text:style-name="T1">Karga</text:span>, after the ancient word for “Warrior.”</text:p>
        <text:p text:style-name="P9">Many others wearied of the war and chose to leave their homeland. They built great ships and set off across the sea, traveling north along the Archipelago in search of new homes. Many found their homes on the islands and seas of the central oceans. These we now know as the <text:span text:style-name="T1">Ettari,</text:span> which in the ancient tongue means “Seafarer.”</text:p>
        <text:p text:style-name="P9">Still others continued to travel. They traveled across the archipelago and made their way to the bitterly cold Northern Continent. There, they created a new society, a monarchy founded on principles of idealism and liberty (if you ask them) or inefficiency and corruption (if you ask their detractors). These are the <text:span text:style-name="T1">Alara</text:span>, the “Northerners.”</text:p>
        <text:p text:style-name="P9">And so over the next thousand years, these three peoples built their societies, explored, fought, loved and lived. This was the Second Age of Algol – the Age of Sail and Steel, the age that began in AY 1 – the year that the Alarans first set foot on the Northern Continent.</text:p>
        <text:h text:style-name="Heading_20_3" text:outline-level="3">The Closing of Muria</text:h>
        <text:p text:style-name="P7">But Karga, Ettaria, and Alara were not the only nations of Algol. There was the Equatorial Continent, home of the Black Tower, a land cursed by death. It was said that any who spent a night on the Cursed Land would die slowly and painfully, their insides turning to jelly, their guts vomiting like water, their very bones burning from the hellfires that laced the land.</text:p>
        <text:p text:style-name="P7">There was one who did not fear the curse – the Sorceress Attikan. It was she who unlocked the secrets of the Death Curse and traveled to the Black Tower with her band of mages and scholars. It is said that these magi rediscovered the secrets of the Ancient Ones, and that they performed great wonders and built grand works, just as the Ancient Ones had. </text:p>
        <text:p text:style-name="P7">However, the peoples of the Three Nations were greedy, and many wars were fought over the secrets of the Black Tower. Angered by their short-sightedness and petty feuding, the Sorceress used the science of the Ancients to craft the <text:span text:style-name="T1">Wall of Light</text:span> – the great dome that now surrounds the Equatorial Continent and prevents any from entering. And thus the Continent received its modern name: <text:span text:style-name="T1">Muria,</text:span><text:span text:style-name="T2"> “The Forbidden.”</text:span></text:p>
        <text:p text:style-name="P7"><text:span text:style-name="T2">That was over two hundred years ago, AY 1232. To this day, Muria remains forbidden to outsiders.</text:span></text:p>
        <text:h text:style-name="P5" text:outline-level="3">The Kargan Empire</text:h>
        <text:p text:style-name="P9">In AY 1325, for the first time in recorded history, snow fell in the city of Kardak during mid-summer. The Kargans saw this as an omen: it was time to put aside their petty feuds and unite under a single banner. Thus began the Hundred Year War, also known as the War of Kargan Unification.</text:p>
        <text:p text:style-name="P9">In the end, from among the myriad Kargan tribes, one would emerge as the true victor – the Tribe of Korax, led by the First Emperor, <text:span text:style-name="T1">Perrian Korax, </text:span>founder of the <text:span text:style-name="T1">Kargan Empire.</text:span></text:p>
        <text:p text:style-name="P9">With the end of a hundred years of war came a new problem: over a million men who had known only war were now unemployed, without a war to fight. Korax's solution was pragmatic, if ruthless: send those men to invade the Ettarian Archipelago.</text:p>
        <text:p text:style-name="P9">And so, in AY 1457, the <text:span text:style-name="T1">First Archipelago War</text:span> began.</text:p>
        <text:h text:style-name="Heading_20_3" text:outline-level="3">The First Archipelago War</text:h>
        <text:p text:style-name="P7">Though officially a war between the nascent Kargan Empire and the Ettarian island-states, most historians agree that the First Archipelago War is better considered a proxy war between the <text:span text:style-name="T1">Kingdom of Alara</text:span> and the Kargan Empire. Though the war never touched Alaran soil, Alaran soldiers fought and died on the Archipelago on behalf of the Ettarians, and Alaran industry fueled the machines of war.</text:p>
        <text:p text:style-name="P7">In many ways, the First Archipelago War can be considered the first truly modern war. It was in this war that the gun finally supplanted the sword as the primary weapon of war, as well as the automobile finally making horse-cavalry obsolete. This is also the war that saw the first use of aircraft in battle, both biplanes and dirigibles, for the purposes of scouting and troop transport.</text:p>
        <text:p text:style-name="P7">The Archipelago War finally ended with the death of Emperor Perrian Korax in AY 1472, and his succession by his son <text:span text:style-name="T1">Kallicar Korax,</text:span><text:span text:style-name="T2"> also known as </text:span><text:span text:style-name="T1">Kallicar the Peacemaker</text:span>. The Second Emperor soon negotiated peace with the Ettarians and Alarans, and after twelve years, the first truly global war was over.</text:p>
        <text:h text:style-name="Heading_20_3" text:outline-level="3">The Renegade</text:h>
        <text:p text:style-name="P7">There is little known about the mysterious man called <text:span text:style-name="T1">Arkon Verian</text:span>. If our best intelligence is correct, Arkon Verian may be a renegade Murian mage who crossed the Wall of Light and appeared in the court of Emperor Kallicar in the year AY 1491.</text:p>
        <text:p text:style-name="P7">Arkon appears to have proposed an alliance of sorts with Emperor Kallicar, offering knowledge of Murian technology in exchange for some unknown price. The Kargan Emperor seems to have been less than receptive to this proposal. His son, <text:span text:style-name="T1">Torrian Korax,</text:span> seems to have held a different opinion. Within a month, Emperor Kallicar was dead of food poisoning, and his son Torrian became the Third Emperor of Karga.</text:p>
        <text:p text:style-name="P7">This rise to the throne has not come without resistance. The majority of the <text:span text:style-name="T1">High Lords of Karga</text:span> objected to Torrian's rapid rise in power and rose up in open revolts, triggering the <text:span text:style-name="T1">Kargan Civil War.</text:span><text:span text:style-name="T2"> All our intelligence indicated that the Emperor's forces were badly outnumbered and outgunned, which is why we were taken completely off-balance when Torrian Korax began winning.</text:span></text:p>
        <text:p text:style-name="P7"><text:span text:style-name="T2">Rumors about “Giant Men” tearing apart tanks with their bare hands soon gave way to confirmed intelligence: Torrian Korax had the technology to build </text:span><text:span text:style-name="T1">Mektons.</text:span><text:span text:style-name="T2"> The war machines of the ancient ones once again walk the soil of Algol.</text:span></text:p>
        <text:p text:style-name="P7"><text:span text:style-name="T2">As of the current year, AY 1501, the remaining rebel forces are holed up in the city of </text:span><text:span text:style-name="T1">Korthad</text:span><text:span text:style-name="T2"> in the northern peninsula. The fate of the rebellion hangs by a thread. . .</text:span></text:p>
        <text:p text:style-name="P10"><text:span text:style-name="T2"/></text:p>
        <text:p text:style-name="P10"><text:span text:style-name="T2">(Spoiler alert: it's not going to end well for them.)</text:span></text:p>
        <text:p text:style-name="P9"/>
        <text:p text:style-name="P9"/>
        <text:p text:style-name="P8"/>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Ebrima1" svg:font-family="Ebrima" style:font-pitch="variable"/>
    <style:font-face style:name="Ebrima" svg:font-family="Ebr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text-properties style:font-name="Ebrima" fo:font-size="10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4T19:42:26.05</meta:creation-date>
    <dc:date>2017-04-19T00:07:41.22</dc:date>
    <meta:editing-duration>PT2H34M34S</meta:editing-duration>
    <meta:editing-cycles>13</meta:editing-cycles>
    <meta:generator>OpenOffice/4.1.2$Win32 OpenOffice.org_project/412m3$Build-9782</meta:generator>
    <meta:document-statistic meta:table-count="0" meta:image-count="0" meta:object-count="0" meta:page-count="3" meta:paragraph-count="35" meta:word-count="1340" meta:character-count="7641"/>
  </office:meta>
</office:document-meta>
</file>